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DejaVu Sans1" svg:font-family="'DejaVu Sans'" style:font-family-generic="roman" style:font-pitch="variable"/>
    <style:font-face style:name="DejaVu Sans Condensed" svg:font-family="'DejaVu Sans Condense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13.49mm" fo:margin-right="0mm" fo:margin-top="0mm" fo:margin-bottom="5.5mm" loext:contextual-spacing="false" fo:line-height="115%" fo:text-indent="0mm" style:auto-text-indent="false" fo:background-color="transparent"/>
      <style:text-properties officeooo:paragraph-rsid="000af3a7"/>
    </style:style>
    <style:style style:name="P2"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ab-stops>
          <style:tab-stop style:position="13.11mm"/>
        </style:tab-stops>
      </style:paragraph-properties>
      <style:text-properties officeooo:paragraph-rsid="000d219d"/>
    </style:style>
    <style:style style:name="P3"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ab-stops>
          <style:tab-stop style:position="13.11mm"/>
        </style:tab-stops>
      </style:paragraph-properties>
      <style:text-properties officeooo:paragraph-rsid="0010c622"/>
    </style:style>
    <style:style style:name="P4"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ab-stops>
          <style:tab-stop style:position="13.11mm"/>
        </style:tab-stops>
      </style:paragraph-properties>
      <style:text-properties officeooo:paragraph-rsid="0019bb18"/>
    </style:style>
    <style:style style:name="P5"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ab-stops>
          <style:tab-stop style:position="13.11mm"/>
        </style:tab-stops>
      </style:paragraph-properties>
      <style:text-properties officeooo:paragraph-rsid="00263015"/>
    </style:style>
    <style:style style:name="P6"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ext-properties officeooo:rsid="001477d1" officeooo:paragraph-rsid="001477d1"/>
    </style:style>
    <style:style style:name="P7"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ab-stops>
          <style:tab-stop style:position="13.11mm"/>
        </style:tab-stops>
      </style:paragraph-properties>
      <style:text-properties officeooo:rsid="001f1534" officeooo:paragraph-rsid="001f1534"/>
    </style:style>
    <style:style style:name="P8"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ab-stops>
          <style:tab-stop style:position="13.11mm"/>
        </style:tab-stops>
      </style:paragraph-properties>
      <style:text-properties officeooo:rsid="00208306" officeooo:paragraph-rsid="00208306"/>
    </style:style>
    <style:style style:name="P9"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ext-properties officeooo:rsid="0021d899" officeooo:paragraph-rsid="0021d899"/>
    </style:style>
    <style:style style:name="P10"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ab-stops>
          <style:tab-stop style:position="13.11mm"/>
        </style:tab-stops>
      </style:paragraph-properties>
      <style:text-properties officeooo:rsid="002841ac" officeooo:paragraph-rsid="002841ac"/>
    </style:style>
    <style:style style:name="P11"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ab-stops>
          <style:tab-stop style:position="13.11mm"/>
        </style:tab-stops>
      </style:paragraph-properties>
      <style:text-properties officeooo:rsid="002aa571" officeooo:paragraph-rsid="002aa571"/>
    </style:style>
    <style:style style:name="P12"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ab-stops>
          <style:tab-stop style:position="13.11mm"/>
        </style:tab-stops>
      </style:paragraph-properties>
      <style:text-properties fo:font-variant="normal" fo:text-transform="none" fo:color="#343741" style:font-name="DejaVu Sans" fo:font-size="12pt" fo:letter-spacing="normal" fo:language="en" fo:country="US" fo:font-style="normal" fo:font-weight="normal" officeooo:rsid="00208306" officeooo:paragraph-rsid="00208306" style:font-size-asian="12pt" style:font-size-complex="12pt"/>
    </style:style>
    <style:style style:name="P13"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ab-stops>
          <style:tab-stop style:position="13.11mm"/>
        </style:tab-stops>
      </style:paragraph-properties>
      <style:text-properties fo:font-variant="normal" fo:text-transform="none" fo:color="#343741" style:font-name="DejaVu Sans" fo:font-size="12pt" fo:letter-spacing="normal" fo:language="en" fo:country="US" fo:font-style="normal" fo:font-weight="normal" officeooo:rsid="002aa571" officeooo:paragraph-rsid="002aa571" style:font-size-asian="12pt" style:font-size-complex="12pt"/>
    </style:style>
    <style:style style:name="P14"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ab-stops>
          <style:tab-stop style:position="13.11mm"/>
        </style:tab-stops>
      </style:paragraph-properties>
      <style:text-properties fo:font-variant="normal" fo:text-transform="none" fo:color="#343741" style:font-name="DejaVu Sans" fo:font-size="12pt" fo:letter-spacing="normal" fo:language="en" fo:country="US" fo:font-style="normal" fo:font-weight="normal" officeooo:rsid="002bc667" officeooo:paragraph-rsid="002bc667" style:font-size-asian="12pt" style:font-size-complex="12pt"/>
    </style:style>
    <style:style style:name="P15" style:family="paragraph" style:parent-style-name="Standard">
      <style:paragraph-properties fo:margin-top="0mm" fo:margin-bottom="5.5mm" loext:contextual-spacing="false" fo:line-height="115%"/>
      <style:text-properties style:font-name="DejaVu Sans" fo:language="en" fo:country="US" officeooo:rsid="0009150e" officeooo:paragraph-rsid="0009150e"/>
    </style:style>
    <style:style style:name="P16" style:family="paragraph" style:parent-style-name="Standard">
      <style:paragraph-properties fo:margin-top="0mm" fo:margin-bottom="5.5mm" loext:contextual-spacing="false" fo:line-height="115%"/>
      <style:text-properties style:font-name="DejaVu Sans" fo:language="en" fo:country="US" officeooo:rsid="000a34f3" officeooo:paragraph-rsid="000a34f3"/>
    </style:style>
    <style:style style:name="P17" style:family="paragraph" style:parent-style-name="Standard">
      <style:paragraph-properties fo:margin-top="0mm" fo:margin-bottom="5.5mm" loext:contextual-spacing="false" fo:line-height="115%"/>
      <style:text-properties officeooo:paragraph-rsid="0009150e"/>
    </style:style>
    <style:style style:name="P18" style:family="paragraph" style:parent-style-name="Standard">
      <loext:graphic-properties draw:fill="none"/>
      <style:paragraph-properties fo:margin-left="13.25mm" fo:margin-right="0mm" fo:margin-top="0mm" fo:margin-bottom="5.5mm" loext:contextual-spacing="false" fo:line-height="115%" fo:text-indent="0mm" style:auto-text-indent="false" fo:background-color="transparent"/>
      <style:text-properties fo:font-variant="normal" fo:text-transform="none" fo:color="#343741" style:font-name="DejaVu Sans" fo:font-size="12pt" fo:letter-spacing="normal" fo:language="en" fo:country="US" fo:font-style="normal" fo:font-weight="normal" officeooo:rsid="0009150e" officeooo:paragraph-rsid="0009150e"/>
    </style:style>
    <style:style style:name="P19"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ab-stops>
          <style:tab-stop style:position="13.11mm"/>
        </style:tab-stops>
      </style:paragraph-properties>
      <style:text-properties officeooo:paragraph-rsid="002b7ecf"/>
    </style:style>
    <style:style style:name="T1" style:family="text">
      <style:text-properties fo:font-variant="normal" fo:text-transform="none" fo:color="#343741" fo:font-size="12pt" fo:letter-spacing="normal" fo:font-style="normal" fo:font-weight="normal" officeooo:rsid="000a2f2b"/>
    </style:style>
    <style:style style:name="T2" style:family="text">
      <style:text-properties fo:font-variant="normal" fo:text-transform="none" fo:color="#343741" style:font-name="DejaVu Sans" fo:font-size="12pt" fo:letter-spacing="normal" fo:language="en" fo:country="US" fo:font-style="normal" fo:font-weight="normal"/>
    </style:style>
    <style:style style:name="T3" style:family="text">
      <style:text-properties fo:font-variant="normal" fo:text-transform="none" fo:color="#343741" style:font-name="DejaVu Sans" fo:font-size="12pt" fo:letter-spacing="normal" fo:language="en" fo:country="US" fo:font-style="normal" fo:font-weight="normal" officeooo:rsid="000a4b61"/>
    </style:style>
    <style:style style:name="T4" style:family="text">
      <style:text-properties fo:font-variant="normal" fo:text-transform="none" fo:color="#343741" style:font-name="DejaVu Sans" fo:font-size="12pt" fo:letter-spacing="normal" fo:language="en" fo:country="US" fo:font-style="normal" fo:font-weight="normal" officeooo:rsid="000af3a7"/>
    </style:style>
    <style:style style:name="T5" style:family="text">
      <style:text-properties fo:font-variant="normal" fo:text-transform="none" fo:color="#343741" style:font-name="DejaVu Sans" fo:font-size="12pt" fo:letter-spacing="normal" fo:language="en" fo:country="US" fo:font-style="normal" fo:font-weight="normal" officeooo:rsid="000d219d"/>
    </style:style>
    <style:style style:name="T6" style:family="text">
      <style:text-properties fo:font-variant="normal" fo:text-transform="none" fo:color="#343741" style:font-name="DejaVu Sans" fo:font-size="12pt" fo:letter-spacing="normal" fo:language="en" fo:country="US" fo:font-style="normal" fo:font-weight="normal" style:font-size-asian="12pt" style:font-size-complex="12pt"/>
    </style:style>
    <style:style style:name="T7" style:family="text">
      <style:text-properties fo:font-variant="normal" fo:text-transform="none" fo:color="#343741" style:font-name="DejaVu Sans" fo:font-size="12pt" fo:letter-spacing="normal" fo:language="en" fo:country="US" fo:font-style="normal" fo:font-weight="normal" officeooo:rsid="000d219d" style:font-size-asian="12pt" style:font-size-complex="12pt"/>
    </style:style>
    <style:style style:name="T8" style:family="text">
      <style:text-properties fo:font-variant="normal" fo:text-transform="none" fo:color="#343741" style:font-name="DejaVu Sans" fo:font-size="12pt" fo:letter-spacing="normal" fo:language="en" fo:country="US" fo:font-style="normal" fo:font-weight="normal" officeooo:rsid="000d33b4" style:font-size-asian="12pt" style:font-size-complex="12pt"/>
    </style:style>
    <style:style style:name="T9" style:family="text">
      <style:text-properties fo:font-variant="normal" fo:text-transform="none" fo:color="#343741" style:font-name="DejaVu Sans" fo:font-size="12pt" fo:letter-spacing="normal" fo:language="en" fo:country="US" fo:font-style="normal" fo:font-weight="normal" officeooo:rsid="000ea3f7" style:font-size-asian="12pt" style:font-size-complex="12pt"/>
    </style:style>
    <style:style style:name="T10" style:family="text">
      <style:text-properties fo:font-variant="normal" fo:text-transform="none" fo:color="#343741" style:font-name="DejaVu Sans" fo:font-size="12pt" fo:letter-spacing="normal" fo:language="en" fo:country="US" fo:font-style="normal" fo:font-weight="normal" officeooo:rsid="000f6993" style:font-size-asian="12pt" style:font-size-complex="12pt"/>
    </style:style>
    <style:style style:name="T11" style:family="text">
      <style:text-properties fo:font-variant="normal" fo:text-transform="none" fo:color="#343741" style:font-name="DejaVu Sans" fo:font-size="12pt" fo:letter-spacing="normal" fo:language="en" fo:country="US" fo:font-style="normal" fo:font-weight="normal" officeooo:rsid="00100a46" style:font-size-asian="12pt" style:font-size-complex="12pt"/>
    </style:style>
    <style:style style:name="T12" style:family="text">
      <style:text-properties fo:font-variant="normal" fo:text-transform="none" fo:color="#343741" style:font-name="DejaVu Sans" fo:font-size="12pt" fo:letter-spacing="normal" fo:language="en" fo:country="US" fo:font-style="normal" fo:font-weight="normal" officeooo:rsid="0010b0d4" style:font-size-asian="12pt" style:font-size-complex="12pt"/>
    </style:style>
    <style:style style:name="T13" style:family="text">
      <style:text-properties fo:font-variant="normal" fo:text-transform="none" fo:color="#343741" style:font-name="DejaVu Sans" fo:font-size="12pt" fo:letter-spacing="normal" fo:language="en" fo:country="US" fo:font-style="normal" fo:font-weight="normal" officeooo:rsid="0010c622" style:font-size-asian="12pt" style:font-size-complex="12pt"/>
    </style:style>
    <style:style style:name="T14" style:family="text">
      <style:text-properties fo:font-variant="normal" fo:text-transform="none" fo:color="#343741" style:font-name="DejaVu Sans" fo:font-size="12pt" fo:letter-spacing="normal" fo:language="en" fo:country="US" fo:font-style="normal" fo:font-weight="normal" officeooo:rsid="0011f1f5" style:font-size-asian="12pt" style:font-size-complex="12pt"/>
    </style:style>
    <style:style style:name="T15" style:family="text">
      <style:text-properties fo:font-variant="normal" fo:text-transform="none" fo:color="#343741" style:font-name="DejaVu Sans" fo:font-size="12pt" fo:letter-spacing="normal" fo:language="en" fo:country="US" fo:font-style="normal" fo:font-weight="normal" officeooo:rsid="001643ab" style:font-size-asian="12pt" style:font-size-complex="12pt"/>
    </style:style>
    <style:style style:name="T16" style:family="text">
      <style:text-properties fo:font-variant="normal" fo:text-transform="none" fo:color="#343741" style:font-name="DejaVu Sans" fo:font-size="12pt" fo:letter-spacing="normal" fo:language="en" fo:country="US" fo:font-style="normal" fo:font-weight="normal" officeooo:rsid="001838ea" style:font-size-asian="12pt" style:font-size-complex="12pt"/>
    </style:style>
    <style:style style:name="T17" style:family="text">
      <style:text-properties fo:font-variant="normal" fo:text-transform="none" fo:color="#343741" style:font-name="DejaVu Sans" fo:font-size="12pt" fo:letter-spacing="normal" fo:language="en" fo:country="US" fo:font-style="normal" fo:font-weight="normal" officeooo:rsid="0019bb18" style:font-size-asian="12pt" style:font-size-complex="12pt"/>
    </style:style>
    <style:style style:name="T18" style:family="text">
      <style:text-properties fo:font-variant="normal" fo:text-transform="none" fo:color="#343741" style:font-name="DejaVu Sans" fo:font-size="12pt" fo:letter-spacing="normal" fo:language="en" fo:country="US" fo:font-style="normal" fo:font-weight="normal" officeooo:rsid="001a3256" style:font-size-asian="12pt" style:font-size-complex="12pt"/>
    </style:style>
    <style:style style:name="T19" style:family="text">
      <style:text-properties fo:font-variant="normal" fo:text-transform="none" fo:color="#343741" style:font-name="DejaVu Sans" fo:font-size="12pt" fo:letter-spacing="normal" fo:language="en" fo:country="US" fo:font-style="normal" fo:font-weight="normal" officeooo:rsid="001bb70f" style:font-size-asian="12pt" style:font-size-complex="12pt"/>
    </style:style>
    <style:style style:name="T20" style:family="text">
      <style:text-properties fo:font-variant="normal" fo:text-transform="none" fo:color="#343741" style:font-name="DejaVu Sans" fo:font-size="12pt" fo:letter-spacing="normal" fo:language="en" fo:country="US" fo:font-style="normal" fo:font-weight="normal" officeooo:rsid="001d2109" style:font-size-asian="12pt" style:font-size-complex="12pt"/>
    </style:style>
    <style:style style:name="T21" style:family="text">
      <style:text-properties fo:font-variant="normal" fo:text-transform="none" fo:color="#343741" style:font-name="DejaVu Sans" fo:font-size="12pt" fo:letter-spacing="normal" fo:language="en" fo:country="US" fo:font-style="normal" fo:font-weight="normal" officeooo:rsid="0021d899" style:font-size-asian="12pt" style:font-size-complex="12pt"/>
    </style:style>
    <style:style style:name="T22" style:family="text">
      <style:text-properties fo:font-variant="normal" fo:text-transform="none" fo:color="#343741" style:font-name="DejaVu Sans" fo:font-size="12pt" fo:letter-spacing="normal" fo:language="en" fo:country="US" fo:font-style="normal" fo:font-weight="normal" officeooo:rsid="00234a06" style:font-size-asian="12pt" style:font-size-complex="12pt"/>
    </style:style>
    <style:style style:name="T23" style:family="text">
      <style:text-properties fo:font-variant="normal" fo:text-transform="none" fo:color="#343741" style:font-name="DejaVu Sans" fo:font-size="12pt" fo:letter-spacing="normal" fo:language="en" fo:country="US" fo:font-style="normal" fo:font-weight="normal" officeooo:rsid="00248e80" style:font-size-asian="12pt" style:font-size-complex="12pt"/>
    </style:style>
    <style:style style:name="T24" style:family="text">
      <style:text-properties fo:font-variant="normal" fo:text-transform="none" fo:color="#343741" style:font-name="DejaVu Sans" fo:font-size="12pt" fo:letter-spacing="normal" fo:language="en" fo:country="US" fo:font-style="normal" fo:font-weight="normal" officeooo:rsid="00257d0b" style:font-size-asian="12pt" style:font-size-complex="12pt"/>
    </style:style>
    <style:style style:name="T25" style:family="text">
      <style:text-properties fo:font-variant="normal" fo:text-transform="none" fo:color="#343741" style:font-name="DejaVu Sans" fo:font-size="12pt" fo:letter-spacing="normal" fo:language="en" fo:country="US" fo:font-style="normal" fo:font-weight="normal" officeooo:rsid="0026dab0" style:font-size-asian="12pt" style:font-size-complex="12pt"/>
    </style:style>
    <style:style style:name="T26" style:family="text">
      <style:text-properties fo:font-variant="normal" fo:text-transform="none" fo:color="#343741" style:font-name="DejaVu Sans" fo:font-size="12pt" fo:letter-spacing="normal" fo:language="en" fo:country="US" fo:font-style="normal" fo:font-weight="normal" officeooo:rsid="00263015" style:font-size-asian="12pt" style:font-size-complex="12pt"/>
    </style:style>
    <style:style style:name="T27" style:family="text">
      <style:text-properties fo:font-variant="normal" fo:text-transform="none" fo:color="#343741" style:font-name="DejaVu Sans" fo:font-size="12pt" fo:letter-spacing="normal" fo:language="en" fo:country="US" fo:font-style="normal" fo:font-weight="normal" officeooo:rsid="002841ac" style:font-size-asian="12pt" style:font-size-complex="12pt"/>
    </style:style>
    <style:style style:name="T28" style:family="text">
      <style:text-properties fo:font-variant="normal" fo:text-transform="none" fo:color="#343741" style:font-name="DejaVu Sans" fo:font-size="12pt" fo:letter-spacing="normal" fo:language="en" fo:country="US" fo:font-style="normal" fo:font-weight="normal" officeooo:rsid="002a3317" style:font-size-asian="12pt" style:font-size-complex="12pt"/>
    </style:style>
    <style:style style:name="T29" style:family="text">
      <style:text-properties fo:font-variant="normal" fo:text-transform="none" fo:color="#343741" style:font-name="DejaVu Sans" fo:font-size="12pt" fo:letter-spacing="normal" fo:language="en" fo:country="US" fo:font-style="normal" fo:font-weight="normal" officeooo:rsid="002aa571" style:font-size-asian="12pt" style:font-size-complex="12pt"/>
    </style:style>
    <style:style style:name="T30" style:family="text">
      <style:text-properties fo:font-variant="normal" fo:text-transform="none" fo:color="#343741" style:font-name="DejaVu Sans" fo:font-size="12pt" fo:letter-spacing="normal" fo:language="en" fo:country="US" fo:font-style="normal" fo:font-weight="normal" officeooo:rsid="003659c4" style:font-size-asian="12pt" style:font-size-complex="12pt"/>
    </style:style>
    <style:style style:name="T31" style:family="text">
      <style:text-properties fo:font-variant="normal" fo:text-transform="none" fo:color="#343741" style:font-name="DejaVu Sans" fo:font-size="12pt" fo:letter-spacing="normal" fo:language="en" fo:country="US" fo:font-style="normal" fo:font-weight="normal" officeooo:rsid="0037bd42" style:font-size-asian="12pt" style:font-size-complex="12pt"/>
    </style:style>
    <style:style style:name="T32" style:family="text">
      <style:text-properties fo:font-variant="normal" fo:text-transform="none" fo:color="#343741" style:font-name="DejaVu Sans" fo:font-size="12pt" fo:letter-spacing="normal" fo:language="en" fo:country="US" fo:font-style="normal" fo:font-weight="normal" officeooo:rsid="0038d2ac" style:font-size-asian="12pt" style:font-size-complex="12pt"/>
    </style:style>
    <style:style style:name="T33" style:family="text">
      <style:text-properties fo:font-variant="normal" fo:text-transform="none" fo:color="#343741" style:font-name="DejaVu Sans" fo:font-size="12pt" fo:letter-spacing="normal" fo:language="en" fo:country="US" fo:font-style="normal" fo:font-weight="normal" officeooo:rsid="002ee916"/>
    </style:style>
    <style:style style:name="T34" style:family="text">
      <style:text-properties fo:font-variant="normal" fo:text-transform="none" fo:color="#343741" style:font-name="DejaVu Sans" fo:font-size="12pt" fo:letter-spacing="normal" fo:language="en" fo:country="US" fo:font-style="normal" fo:font-weight="normal" officeooo:rsid="002f01a9"/>
    </style:style>
    <style:style style:name="T35" style:family="text">
      <style:text-properties officeooo:rsid="003659c4"/>
    </style:style>
    <style:style style:name="T36" style:family="text">
      <style:text-properties officeooo:rsid="0037bd4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Hi, today we will talk about Elasticsearch.</text:p>
      <text:p text:style-name="P15">What is Elasticsearch?</text:p>
      <text:p text:style-name="P16">Basically, you can see the answer on the first slide. The longer and more official <text:span text:style-name="T1">answer is this:</text:span></text:p>
      <text:p text:style-name="P18">Elasticsearch is a distributed, free and open search and analytics engine for all types of data, including textual, numerical, geospatial, structured, and unstructured. Elasticsearch is built on Apache Lucene and was first released in 2010 by Elasticsearch N.V. (now known as Elastic). Known for its simple REST APIs, distributed nature, speed, and scalability, Elasticsearch is the central component of the Elastic Stack, a set of free and open tools for data ingestion, enrichment, storage, analysis, and visualization. Commonly referred to as the ELK Stack (after Elasticsearch, Logstash, and Kibana), the Elastic Stack now includes a rich collection of lightweight shipping agents known as Beats for sending data to Elasticsearch.</text:p>
      <text:p text:style-name="P17"><text:span text:style-name="T3">Okay now, and how do I use it with Python? For the starters I’d better install it. To get some experience with Docker and get somewhat prepared to use Docker in my further work, I’d better use Docker containers for this purpose. It’s not that obvious how to do it, so let’s follow along through the slides. </text:span><text:span text:style-name="T33">By the way, the new 8.2 Elasticsearch version </text:span><text:span text:style-name="T34">came</text:span><text:span text:style-name="T33"> out </text:span><text:span text:style-name="T34">just </text:span><text:span text:style-name="T33">now </text:span><text:span text:style-name="T34">while this research was in progress</text:span><text:span text:style-name="T33">, but I stick to the previous one to avoid breaking my workflow.</text:span></text:p>
      <text:p text:style-name="P1"><text:span text:style-name="T3">N</text:span><text:span text:style-name="T4">ote, that &gt; docker run command is for container creation! To actually run an existing container use &gt; docker start command. It confused me very much in the beginning, and I have no idea why didn’t Docker developers just made a more obvious command like “create”.</text:span></text:p>
      <text:p text:style-name="P9"><text:span text:style-name="T4">O</text:span><text:span text:style-name="T2">kay, not when we have run the Elastic container the first time, it gave us some data that we’d better save. And now we should copy a certificate issued for us by Elasticsearch now.</text:span></text:p>
      <text:p text:style-name="P6"><text:span text:style-name="T4">Y</text:span><text:span text:style-name="T2">ou see two containers mentioned on the slide, and that’s for reason that I’ll explain in a minute.</text:span></text:p>
      <text:p text:style-name="P2"><text:span text:style-name="T5">Now to check if we’re up and running, let’s go to</text:span><text:span text:style-name="T7"> </text:span><text:a xlink:type="simple" xlink:href="https://localhost:9200/" text:style-name="Internet_20_link" text:visited-style-name="Visited_20_Internet_20_Link"><text:span text:style-name="T6">https://localhost:9200</text:span></text:a><text:span text:style-name="T7">. </text:span><text:span text:style-name="T8">If there is a JSON response, Elasticsearch is launched.</text:span></text:p>
      <text:p text:style-name="P3"><text:span text:style-name="T8">N</text:span><text:span text:style-name="T9">ow it’s time to install Kibana, an advanced web-GUI with immense amount of tools for data analysis. And what’s more important to us, with a convenient </text:span><text:span text:style-name="T10">c</text:span><text:span text:style-name="T9">onsole </text:span><text:span text:style-name="T10">(located in Menu → Dev Tools)</text:span><text:span text:style-name="T9">. </text:span><text:span text:style-name="T11">Basically I don’t need Kibana to make </text:span><text:soft-page-break/><text:span text:style-name="T11">this project, but it’s a tool that </text:span><text:span text:style-name="T12">every Elastic user needs to know anyway</text:span><text:span text:style-name="T11">. </text:span><text:span text:style-name="T13">I’ll run Kibana in a Docker container as well.</text:span></text:p>
      <text:p text:style-name="P3"><text:span text:style-name="T14">After installation I must bound Kibana to my Elasticsearch server with a provided enrollment token </text:span><text:span text:style-name="T15">in order to use </text:span><text:span text:style-name="T16">Kibana</text:span><text:span text:style-name="T17">s</text:span><text:span text:style-name="T14">. Than it will always be accessible with the default username elastic and the password generated by Elasticsearch on its installation.</text:span></text:p>
      <text:p text:style-name="P4"><text:span text:style-name="T14">L</text:span><text:span text:style-name="T17">et’s now try to plug a Python code to our Elasticsearch. Fortunately there is a module for this purpose. </text:span><text:span text:style-name="T18">Tutorials on this module from YouTube are mostly outdated, </text:span><text:span text:style-name="T19">its </text:span><text:span text:style-name="T18">documentation is entangled </text:span><text:span text:style-name="T19">and doesn’t have a text tutorial</text:span><text:span text:style-name="T18">, but </text:span><text:span text:style-name="T19">anyway we can get some </text:span><text:span text:style-name="T20">value and some fun out of it.</text:span></text:p>
      <text:p text:style-name="P7"><text:span text:style-name="T20">S</text:span><text:span text:style-name="T6">yntax is fairly simple as you can see. But the main challenge is ahead. When we try to use our es object somehow, it yells an error.</text:span></text:p>
      <text:p text:style-name="P12">Fortunately for us people invented stackoverflow.com and filled it with the most valuable solutions for various problems that might occur. Even for this one, though googling it took more time than you maybe expect.</text:p>
      <text:p text:style-name="P8"><text:span text:style-name="T21">Remember that certificate</text:span><text:span text:style-name="T6"> </text:span><text:span text:style-name="T22">that we’ve copied after installation? Our operating system isn’t aware of it. </text:span><text:span text:style-name="T23">We should tell it now, </text:span><text:span text:style-name="T24">and inform Python as well. At least that’s how I’ve understood what we do with this mysterious series of commands.</text:span></text:p>
      <text:p text:style-name="P5"><text:span text:style-name="T25">N</text:span><text:span text:style-name="T26">ow we’re good to go. </text:span><text:span text:style-name="T25">First I’ve played a little bit in Jupyter Notebook following the tutorial that I’ve found. And then I’ve thought what dataset should I pick up, and </text:span><text:span text:style-name="T27">I’ve decided to go with discogs.com, a music release database.</text:span></text:p>
      <text:p text:style-name="P10"><text:span text:style-name="T6">I’ve got kind of lucky, but not completely. What is good is that they have an HTTP API that gives JSON replies. But this API have some limits on request frequency. They also have XML dumps of their whole DB, and it looks much more persuading at the first glance. The problem is that </text:span><text:span text:style-name="T28">Elastic refuses to parse those dumps, even though it says that it understands XML. So I went the path of least resistance and grabbed some data with a python script, using requests module.</text:span></text:p>
      <text:p text:style-name="P11"><text:span text:style-name="T28">N</text:span><text:span text:style-name="T6">ow let’s see what happens in our Jupyter Notebook and what data can we extract from our set.</text:span></text:p>
      <text:p text:style-name="P13">…</text:p>
      <text:p text:style-name="P13">Now we more or less know how to use Elasticsearch from Python and we can build an application based on this truly wonderful engine.</text:p>
      <text:p text:style-name="P19"><text:soft-page-break/><text:span text:style-name="T29">Note though that the native Kibana is much more convenient to dig into datasets, and I can’t recommend it enough. </text:span><text:span text:style-name="T30">And it even helped me to find out how to make aggregations on my dataset (by means of </text:span><text:span text:style-name="T31">suggesting me proper </text:span><text:span text:style-name="T30">requests </text:span><text:span text:style-name="T31">in its Dev Console</text:span><text:span text:style-name="T30">).</text:span></text:p>
      <text:p text:style-name="P14">And that’s it, but I have some questions left.</text:p>
      <text:p text:style-name="P14">So despite I’ve scratched the surface of Elasticsearch, there is plenty of real world tasks that seem trivial, but I have no idea how to tackle them yet. There’s much left to discov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DejaVu Sans1" svg:font-family="'DejaVu Sans'" style:font-family-generic="roman" style:font-pitch="variable"/>
    <style:font-face style:name="DejaVu Sans Condensed" svg:font-family="'DejaVu Sans Condense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mm" fo:margin-bottom="0mm" loext:contextual-spacing="false" style:line-height-at-least="3.53mm"/>
      <style:text-properties style:use-window-font-color="true"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mm" fo:margin-bottom="0mm" loext:contextual-spacing="false" style:line-height-at-least="3.53mm"/>
      <style:text-properties style:use-window-font-color="true"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mm" fo:margin-bottom="0mm" loext:contextual-spacing="false" style:line-height-at-least="3.53mm"/>
      <style:text-properties style:use-window-font-color="true"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2" style:font-family-asian="'DejaVu Sans'" style:font-family-generic-asian="system" style:font-pitch-asian="variable" style:font-size-asian="18pt" style:font-name-complex="DejaVu Sans2" style:font-family-complex="'DejaVu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Focus_7e_LT_7e_Gliederung_20_1" style:display-name="Focus~LT~Gliederung 1" style:family="paragraph" style:default-outline-level="">
      <style:paragraph-properties fo:margin-top="0mm" fo:margin-bottom="4.99mm" loext:contextual-spacing="false" fo:text-align="center" style:justify-single-word="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12pt" style:text-emphasize="none"/>
    </style:style>
    <style:style style:name="Focus_7e_LT_7e_Gliederung_20_2" style:display-name="Focus~LT~Gliederung 2" style:family="paragraph" style:parent-style-name="Focus_7e_LT_7e_Gliederung_20_1" style:default-outline-level="">
      <style:paragraph-properties fo:margin-top="0mm" fo:margin-bottom="4mm" loext:contextual-spacing="false" fo:text-align="center" style:justify-single-word="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3" style:display-name="Focus~LT~Gliederung 3" style:family="paragraph" style:parent-style-name="Focus_7e_LT_7e_Gliederung_20_2" style:default-outline-level="">
      <style:paragraph-properties fo:margin-top="0mm" fo:margin-bottom="3mm" loext:contextual-spacing="false" fo:text-align="center" style:justify-single-word="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4" style:display-name="Focus~LT~Gliederung 4" style:family="paragraph" style:parent-style-name="Focus_7e_LT_7e_Gliederung_20_3" style:default-outline-level="">
      <style:paragraph-properties fo:margin-top="0mm" fo:margin-bottom="1.99mm" loext:contextual-spacing="false" fo:text-align="center" style:justify-single-word="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5" style:display-name="Focus~LT~Gliederung 5" style:family="paragraph" style:parent-style-name="Focus_7e_LT_7e_Gliederung_20_4" style:default-outline-level="">
      <style:paragraph-properties fo:margin-top="0mm" fo:margin-bottom="1.01mm" loext:contextual-spacing="false" fo:text-align="center" style:justify-single-word="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6" style:display-name="Focus~LT~Gliederung 6" style:family="paragraph" style:parent-style-name="Focus_7e_LT_7e_Gliederung_20_5" style:default-outline-level="">
      <style:paragraph-properties fo:margin-top="0mm" fo:margin-bottom="1.01mm" loext:contextual-spacing="false" fo:text-align="center" style:justify-single-word="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7" style:display-name="Focus~LT~Gliederung 7" style:family="paragraph" style:parent-style-name="Focus_7e_LT_7e_Gliederung_20_6" style:default-outline-level="">
      <style:paragraph-properties fo:margin-top="0mm" fo:margin-bottom="1.01mm" loext:contextual-spacing="false" fo:text-align="center" style:justify-single-word="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8" style:display-name="Focus~LT~Gliederung 8" style:family="paragraph" style:parent-style-name="Focus_7e_LT_7e_Gliederung_20_7" style:default-outline-level="">
      <style:paragraph-properties fo:margin-top="0mm" fo:margin-bottom="1.01mm" loext:contextual-spacing="false" fo:text-align="center" style:justify-single-word="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9" style:display-name="Focus~LT~Gliederung 9" style:family="paragraph" style:parent-style-name="Focus_7e_LT_7e_Gliederung_20_8" style:default-outline-level="">
      <style:paragraph-properties fo:margin-top="0mm" fo:margin-bottom="1.01mm" loext:contextual-spacing="false" fo:text-align="center" style:justify-single-word="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Titel" style:display-name="Focus~LT~Titel" style:family="paragraph" style:default-outline-level="">
      <style:paragraph-properties fo:text-align="center" style:justify-single-word="false"/>
      <style:text-properties fo:color="#ffffff" style:text-outline="false" style:text-line-through-style="none" style:text-line-through-type="none" style:font-name="DejaVu Sans1" fo:font-family="'DejaVu Sans'" style:font-family-generic="roman" style:font-pitch="variable"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12pt" style:text-emphasize="none"/>
    </style:style>
    <style:style style:name="Focus_7e_LT_7e_Untertitel" style:display-name="Focus~LT~Untertitel" style:family="paragraph" style:default-outline-level="">
      <style:paragraph-properties fo:text-align="center" style:justify-single-word="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12pt" style:text-emphasize="none"/>
    </style:style>
    <style:style style:name="Focus_7e_LT_7e_Notizen" style:display-name="Focus~LT~Notizen" style:family="paragraph" style:default-outline-level="">
      <style:paragraph-properties fo:margin-left="6mm" fo:margin-right="0mm" fo:text-indent="-6mm" style:auto-text-indent="false"/>
      <style:text-properties style:use-window-font-color="true" style:text-outline="false" style:text-line-through-style="none" style:text-line-through-type="none" style:font-name="DejaVu Sans Condensed" fo:font-family="'DejaVu Sans Condensed'"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12pt" style:text-emphasize="none"/>
    </style:style>
    <style:style style:name="Focus_7e_LT_7e_Hintergrundobjekte" style:display-name="Focus~LT~Hintergrundobjekte" style:family="paragraph" style:default-outline-level="">
      <style:text-properties fo:color="#dddddd" style:font-name="DejaVu Sans1" fo:font-family="'DejaVu Sans'" style:font-family-generic="roman" style:font-pitch="variable" fo:font-size="14pt" style:letter-kerning="true"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2pt"/>
    </style:style>
    <style:style style:name="Focus_7e_LT_7e_Hintergrund" style:display-name="Focus~LT~Hintergrund" style:family="paragraph" style:default-outline-level="">
      <style:text-properties style:font-name="Liberation Sans1" fo:font-family="'Liberation Sans'" style:font-family-generic="roman" style:font-pitch="variable" fo:font-size="12pt" style:letter-kerning="true" style:font-name-asian="DejaVu Sans2" style:font-family-asian="'DejaVu Sans'" style:font-family-generic-asian="system" style:font-pitch-asian="variable" style:font-size-asian="12pt" style:font-name-complex="DejaVu Sans2" style:font-family-complex="'DejaVu Sans'" style:font-family-generic-complex="system" style:font-pitch-complex="variable" style:font-size-complex="12pt"/>
    </style:style>
    <style:style style:name="default" style:family="paragraph"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name-asian="DejaVu Sans2" style:font-family-asian="'DejaVu Sans'" style:font-family-generic-asian="system" style:font-pitch-asian="variable" style:font-size-asian="18pt" style:font-name-complex="DejaVu Sans2" style:font-family-complex="'DejaVu Sans'" style:font-family-generic-complex="system" style:font-pitch-complex="variable" style:font-size-complex="12pt"/>
    </style:style>
    <style:style style:name="gray1"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mm" fo:margin-bottom="0mm" loext:contextual-spacing="false" style:line-height-at-least="3.53m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fo:color="#dddddd" style:font-name="DejaVu Sans1" fo:font-family="'DejaVu Sans'" style:font-family-generic="roman" style:font-pitch="variable" fo:font-size="14pt" style:letter-kerning="true"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2pt"/>
    </style:style>
    <style:style style:name="Background" style:family="paragraph" style:default-outline-level="">
      <style:text-properties style:font-name="Liberation Sans1" fo:font-family="'Liberation Sans'" style:font-family-generic="roman" style:font-pitch="variable" fo:font-size="12pt" style:letter-kerning="true" style:font-name-asian="DejaVu Sans2" style:font-family-asian="'DejaVu Sans'" style:font-family-generic-asian="system" style:font-pitch-asian="variable" style:font-size-asian="12pt" style:font-name-complex="DejaVu Sans2" style:font-family-complex="'DejaVu Sans'" style:font-family-generic-complex="system" style:font-pitch-complex="variable" style:font-size-complex="12pt"/>
    </style:style>
    <style:style style:name="Notes" style:family="paragraph" style:default-outline-level="">
      <style:paragraph-properties fo:margin-left="6mm" fo:margin-right="0mm" fo:text-indent="-6m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12pt" style:text-emphasize="none"/>
    </style:style>
    <style:style style:name="Outline_20_1" style:display-name="Outline 1" style:family="paragraph" style:default-outline-level="">
      <style:paragraph-properties fo:margin-top="0mm" fo:margin-bottom="4.99mm" loext:contextual-spacing="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mm" fo:margin-bottom="4mm" loext:contextual-spacing="false"/>
      <style:text-properties fo:color="#666666"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mm" fo:margin-bottom="3mm" loext:contextual-spacing="false"/>
      <style:text-properties fo:color="#666666"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mm" fo:margin-bottom="1.99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mm" fo:margin-bottom="0mm" loext:contextual-spacing="false" style:line-height-at-least="3.53mm"/>
      <style:text-properties style:use-window-font-color="true"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mm" fo:margin-bottom="0mm" loext:contextual-spacing="false" style:line-height-at-least="3.53mm"/>
      <style:text-properties style:use-window-font-color="true"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mm" fo:margin-bottom="0mm" loext:contextual-spacing="false" style:line-height-at-least="3.53mm"/>
      <style:text-properties style:use-window-font-color="true"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mm" fo:margin-bottom="0mm" loext:contextual-spacing="false" style:line-height-at-least="3.53mm"/>
      <style:text-properties style:use-window-font-color="true" style:text-outline="false" style:text-line-through-style="none" style:text-line-through-type="none" style:font-name="DejaVu Sans1" fo:font-family="'DejaVu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Default" style:default-outline-level="">
      <style:paragraph-properties fo:margin-top="0mm" fo:margin-bottom="0mm" loext:contextual-spacing="false" style:line-height-at-least="3.53mm" fo:text-align="start" style:justify-single-word="false"/>
      <style:text-properties style:use-window-font-color="true"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mm" fo:margin-right="0mm" fo:margin-top="0mm" fo:margin-bottom="0mm" loext:contextual-spacing="false" style:line-height-at-least="3.53mm" fo:text-indent="6mm" style:auto-text-indent="false"/>
      <style:text-properties style:use-window-font-color="true"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mm" fo:margin-bottom="0mm" loext:contextual-spacing="false" style:line-height-at-least="3.53mm"/>
      <style:text-properties style:use-window-font-color="true" style:text-outline="false" style:text-line-through-style="none" style:text-line-through-type="none" style:font-name="DejaVu Sans1" fo:font-family="'DejaVu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Default" style:default-outline-level="">
      <style:paragraph-properties fo:margin-top="0mm" fo:margin-bottom="0mm" loext:contextual-spacing="false" style:line-height-at-least="3.53mm" fo:text-align="center" style:justify-single-word="false"/>
      <style:text-properties style:use-window-font-color="true"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mm" fo:margin-right="1.99mm" fo:margin-top="1.01mm" fo:margin-bottom="1.01mm" loext:contextual-spacing="false" style:line-height-at-least="3.53mm" fo:text-align="center" style:justify-single-word="false" fo:text-indent="0mm" style:auto-text-indent="false"/>
      <style:text-properties style:use-window-font-color="true" style:text-outline="false" style:text-line-through-style="none" style:text-line-through-type="none" style:font-name="DejaVu Sans1" fo:font-family="'DejaVu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4.2mm" fo:margin-bottom="2.1mm" loext:contextual-spacing="false" style:line-height-at-least="3.53mm"/>
      <style:text-properties style:use-window-font-color="true"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Default" style:default-outline-level="">
      <style:paragraph-properties fo:margin-top="4.2mm" fo:margin-bottom="2.1mm" loext:contextual-spacing="false" style:line-height-at-least="3.53mm"/>
      <style:text-properties style:use-window-font-color="true" style:text-outline="false" style:text-line-through-style="none" style:text-line-through-type="none" style:font-name="DejaVu Sans1" fo:font-family="'DejaVu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Default" style:default-outline-level="">
      <style:paragraph-properties fo:margin-top="4.2mm" fo:margin-bottom="2.1mm" loext:contextual-spacing="false" style:line-height-at-least="3.53mm"/>
      <style:text-properties style:use-window-font-color="true" style:text-outline="false" style:text-line-through-style="none" style:text-line-through-type="none" style:font-name="DejaVu Sans1" fo:font-family="'DejaVu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Default" style:default-outline-level="">
      <style:paragraph-properties fo:margin-top="0mm" fo:margin-bottom="0mm" loext:contextual-spacing="false" style:line-height-at-least="3.53mm"/>
      <style:text-properties style:use-window-font-color="true" style:text-outline="false" style:text-line-through-style="none" style:text-line-through-type="none" style:font-name="DejaVu Sans1" fo:font-family="'DejaVu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Focus1_7e_LT_7e_Gliederung_20_1" style:display-name="Focus1~LT~Gliederung 1" style:family="paragraph" style:default-outline-level="">
      <style:paragraph-properties fo:margin-top="0mm" fo:margin-bottom="4.99mm" loext:contextual-spacing="false"/>
      <style:text-properties fo:color="#666666" style:text-outline="false" style:text-line-through-style="none" style:text-line-through-type="none" style:font-name="DejaVu Sans1" fo:font-family="'DejaVu Sans'" style:font-family-generic="roman" style:font-pitch="variable" fo:font-size="26pt" fo:font-style="normal" fo:text-shadow="none" style:text-underline-style="none" fo:font-weight="normal" style:letter-kerning="true" style:font-name-asian="DejaVu Sans2" style:font-family-asian="'DejaVu Sans'" style:font-family-generic-asian="system" style:font-pitch-asian="variable" style:font-size-asian="26pt" style:font-style-asian="normal" style:font-weight-asian="normal" style:font-name-complex="DejaVu Sans2" style:font-family-complex="'DejaVu Sans'" style:font-family-generic-complex="system" style:font-pitch-complex="variable" style:font-size-complex="12pt" style:text-emphasize="none"/>
    </style:style>
    <style:style style:name="Focus1_7e_LT_7e_Gliederung_20_2" style:display-name="Focus1~LT~Gliederung 2" style:family="paragraph" style:parent-style-name="Focus1_7e_LT_7e_Gliederung_20_1" style:default-outline-level="">
      <style:paragraph-properties fo:margin-top="0mm" fo:margin-bottom="4mm" loext:contextual-spacing="false"/>
      <style:text-properties fo:color="#666666" style:text-outline="false" style:text-line-through-style="none" style:text-line-through-type="none" style:font-name="DejaVu Sans1" fo:font-family="'DejaVu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Focus1_7e_LT_7e_Gliederung_20_3" style:display-name="Focus1~LT~Gliederung 3" style:family="paragraph" style:parent-style-name="Focus1_7e_LT_7e_Gliederung_20_2" style:default-outline-level="">
      <style:paragraph-properties fo:margin-top="0mm" fo:margin-bottom="3mm" loext:contextual-spacing="false"/>
      <style:text-properties fo:color="#666666" style:text-outline="false" style:text-line-through-style="none" style:text-line-through-type="none" style:font-name="DejaVu Sans1" fo:font-family="'DejaVu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Focus1_7e_LT_7e_Gliederung_20_4" style:display-name="Focus1~LT~Gliederung 4" style:family="paragraph" style:parent-style-name="Focus1_7e_LT_7e_Gliederung_20_3" style:default-outline-level="">
      <style:paragraph-properties fo:margin-top="0mm" fo:margin-bottom="1.99mm" loext:contextual-spacing="false"/>
      <style:text-properties fo:color="#666666" style:text-outline="false" style:text-line-through-style="none" style:text-line-through-type="none" style:font-name="DejaVu Sans1" fo:font-family="'DejaVu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Focus1_7e_LT_7e_Gliederung_20_5" style:display-name="Focus1~LT~Gliederung 5" style:family="paragraph" style:parent-style-name="Focus1_7e_LT_7e_Gliederung_20_4"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Focus1_7e_LT_7e_Gliederung_20_6" style:display-name="Focus1~LT~Gliederung 6" style:family="paragraph" style:parent-style-name="Focus1_7e_LT_7e_Gliederung_20_5"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Focus1_7e_LT_7e_Gliederung_20_7" style:display-name="Focus1~LT~Gliederung 7" style:family="paragraph" style:parent-style-name="Focus1_7e_LT_7e_Gliederung_20_6"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Focus1_7e_LT_7e_Gliederung_20_8" style:display-name="Focus1~LT~Gliederung 8" style:family="paragraph" style:parent-style-name="Focus1_7e_LT_7e_Gliederung_20_7"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Focus1_7e_LT_7e_Gliederung_20_9" style:display-name="Focus1~LT~Gliederung 9" style:family="paragraph" style:parent-style-name="Focus1_7e_LT_7e_Gliederung_20_8"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Focus1_7e_LT_7e_Titel" style:display-name="Focus1~LT~Titel" style:family="paragraph" style:default-outline-level="">
      <style:paragraph-properties fo:text-align="center" style:justify-single-word="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DejaVu Sans2" style:font-family-asian="'DejaVu Sans'" style:font-family-generic-asian="system" style:font-pitch-asian="variable" style:font-size-asian="28pt" style:font-style-asian="normal" style:font-weight-asian="normal" style:font-name-complex="DejaVu Sans2" style:font-family-complex="'DejaVu Sans'" style:font-family-generic-complex="system" style:font-pitch-complex="variable" style:font-size-complex="12pt" style:text-emphasize="none"/>
    </style:style>
    <style:style style:name="Focus1_7e_LT_7e_Untertitel" style:display-name="Focus1~LT~Untertitel" style:family="paragraph" style:default-outline-level="">
      <style:paragraph-properties fo:text-align="center" style:justify-single-word="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12pt" style:text-emphasize="none"/>
    </style:style>
    <style:style style:name="Focus1_7e_LT_7e_Notizen" style:display-name="Focus1~LT~Notizen" style:family="paragraph" style:default-outline-level="">
      <style:paragraph-properties fo:margin-left="6mm" fo:margin-right="0mm" fo:text-indent="-6m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12pt" style:text-emphasize="none"/>
    </style:style>
    <style:style style:name="Focus1_7e_LT_7e_Hintergrundobjekte" style:display-name="Focus1~LT~Hintergrundobjekte" style:family="paragraph" style:default-outline-level="">
      <style:text-properties fo:color="#dddddd" style:font-name="DejaVu Sans1" fo:font-family="'DejaVu Sans'" style:font-family-generic="roman" style:font-pitch="variable" fo:font-size="14pt" style:letter-kerning="true"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2pt"/>
    </style:style>
    <style:style style:name="Focus1_7e_LT_7e_Hintergrund" style:display-name="Focus1~LT~Hintergrund" style:family="paragraph" style:default-outline-level="">
      <style:text-properties style:font-name="Liberation Sans1" fo:font-family="'Liberation Sans'" style:font-family-generic="roman" style:font-pitch="variable" fo:font-size="12pt" style:letter-kerning="true" style:font-name-asian="DejaVu Sans2" style:font-family-asian="'DejaVu Sans'" style:font-family-generic-asian="system" style:font-pitch-asian="variable" style:font-size-asian="12pt" style:font-name-complex="DejaVu Sans2" style:font-family-complex="'DejaVu Sans'" style:font-family-generic-complex="system" style:font-pitch-complex="variable" style:font-size-complex="12pt"/>
    </style:style>
    <style:style style:name="Focus2_7e_LT_7e_Gliederung_20_1" style:display-name="Focus2~LT~Gliederung 1" style:family="paragraph" style:default-outline-level="">
      <style:paragraph-properties fo:margin-top="0mm" fo:margin-bottom="4.99mm" loext:contextual-spacing="false"/>
      <style:text-properties fo:color="#666666" style:text-outline="false" style:text-line-through-style="none" style:text-line-through-type="none" style:font-name="DejaVu Sans1" fo:font-family="'DejaVu Sans'" style:font-family-generic="roman" style:font-pitch="variable" fo:font-size="26pt" fo:font-style="normal" fo:text-shadow="none" style:text-underline-style="none" fo:font-weight="normal" style:letter-kerning="true" style:font-name-asian="DejaVu Sans2" style:font-family-asian="'DejaVu Sans'" style:font-family-generic-asian="system" style:font-pitch-asian="variable" style:font-size-asian="26pt" style:font-style-asian="normal" style:font-weight-asian="normal" style:font-name-complex="DejaVu Sans2" style:font-family-complex="'DejaVu Sans'" style:font-family-generic-complex="system" style:font-pitch-complex="variable" style:font-size-complex="12pt" style:text-emphasize="none"/>
    </style:style>
    <style:style style:name="Focus2_7e_LT_7e_Gliederung_20_2" style:display-name="Focus2~LT~Gliederung 2" style:family="paragraph" style:parent-style-name="Focus2_7e_LT_7e_Gliederung_20_1" style:default-outline-level="">
      <style:paragraph-properties fo:margin-top="0mm" fo:margin-bottom="4mm" loext:contextual-spacing="false"/>
      <style:text-properties fo:color="#666666"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ocus2_7e_LT_7e_Gliederung_20_3" style:display-name="Focus2~LT~Gliederung 3" style:family="paragraph" style:parent-style-name="Focus2_7e_LT_7e_Gliederung_20_2" style:default-outline-level="">
      <style:paragraph-properties fo:margin-top="0mm" fo:margin-bottom="3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2_7e_LT_7e_Gliederung_20_4" style:display-name="Focus2~LT~Gliederung 4" style:family="paragraph" style:parent-style-name="Focus2_7e_LT_7e_Gliederung_20_3" style:default-outline-level="">
      <style:paragraph-properties fo:margin-top="0mm" fo:margin-bottom="1.99mm" loext:contextual-spacing="false"/>
      <style:text-properties fo:color="#666666" style:text-outline="false" style:text-line-through-style="none" style:text-line-through-type="none" style:font-name="DejaVu Sans1" fo:font-family="'DejaVu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ocus2_7e_LT_7e_Gliederung_20_5" style:display-name="Focus2~LT~Gliederung 5" style:family="paragraph" style:parent-style-name="Focus2_7e_LT_7e_Gliederung_20_4"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ocus2_7e_LT_7e_Gliederung_20_6" style:display-name="Focus2~LT~Gliederung 6" style:family="paragraph" style:parent-style-name="Focus2_7e_LT_7e_Gliederung_20_5"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ocus2_7e_LT_7e_Gliederung_20_7" style:display-name="Focus2~LT~Gliederung 7" style:family="paragraph" style:parent-style-name="Focus2_7e_LT_7e_Gliederung_20_6"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ocus2_7e_LT_7e_Gliederung_20_8" style:display-name="Focus2~LT~Gliederung 8" style:family="paragraph" style:parent-style-name="Focus2_7e_LT_7e_Gliederung_20_7"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ocus2_7e_LT_7e_Gliederung_20_9" style:display-name="Focus2~LT~Gliederung 9" style:family="paragraph" style:parent-style-name="Focus2_7e_LT_7e_Gliederung_20_8"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ocus2_7e_LT_7e_Titel" style:display-name="Focus2~LT~Titel" style:family="paragraph" style:default-outline-level="">
      <style:paragraph-properties fo:text-align="center" style:justify-single-word="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DejaVu Sans2" style:font-family-asian="'DejaVu Sans'" style:font-family-generic-asian="system" style:font-pitch-asian="variable" style:font-size-asian="28pt" style:font-style-asian="normal" style:font-weight-asian="normal" style:font-name-complex="DejaVu Sans2" style:font-family-complex="'DejaVu Sans'" style:font-family-generic-complex="system" style:font-pitch-complex="variable" style:font-size-complex="12pt" style:text-emphasize="none"/>
    </style:style>
    <style:style style:name="Focus2_7e_LT_7e_Untertitel" style:display-name="Focus2~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12pt" style:text-emphasize="none"/>
    </style:style>
    <style:style style:name="Focus2_7e_LT_7e_Notizen" style:display-name="Focus2~LT~Notizen" style:family="paragraph" style:default-outline-level="">
      <style:paragraph-properties fo:margin-left="6mm" fo:margin-right="0mm" fo:text-indent="-6mm" style:auto-text-indent="false"/>
      <style:text-properties style:use-window-font-color="true" style:text-outline="false" style:text-line-through-style="none" style:text-line-through-type="none" style:font-name="DejaVu Sans Condensed" fo:font-family="'DejaVu Sans Condensed'"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12pt" style:text-emphasize="none"/>
    </style:style>
    <style:style style:name="Focus2_7e_LT_7e_Hintergrundobjekte" style:display-name="Focus2~LT~Hintergrundobjekte" style:family="paragraph" style:default-outline-level="">
      <style:text-properties fo:color="#dddddd" style:font-name="Liberation Sans1" fo:font-family="'Liberation Sans'" style:font-family-generic="roman" style:font-pitch="variable" fo:font-size="14pt" style:letter-kerning="true"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2pt"/>
    </style:style>
    <style:style style:name="Focus2_7e_LT_7e_Hintergrund" style:display-name="Focus2~LT~Hintergrund" style:family="paragraph" style:default-outline-level="">
      <style:text-properties style:font-name="Liberation Sans1" fo:font-family="'Liberation Sans'" style:font-family-generic="roman" style:font-pitch="variable" fo:font-size="12pt" style:letter-kerning="true" style:font-name-asian="DejaVu Sans2" style:font-family-asian="'DejaVu Sans'" style:font-family-generic-asian="system" style:font-pitch-asian="variable" style:font-size-asian="12pt" style:font-name-complex="DejaVu Sans2" style:font-family-complex="'DejaVu Sans'" style:font-family-generic-complex="system" style:font-pitch-complex="variable" style:font-size-complex="12pt"/>
    </style:style>
    <style:style style:name="Focus3_7e_LT_7e_Gliederung_20_1" style:display-name="Focus3~LT~Gliederung 1" style:family="paragraph" style:default-outline-level="">
      <style:paragraph-properties fo:margin-top="0mm" fo:margin-bottom="4.99mm" loext:contextual-spacing="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12pt" style:text-emphasize="none"/>
    </style:style>
    <style:style style:name="Focus3_7e_LT_7e_Gliederung_20_2" style:display-name="Focus3~LT~Gliederung 2" style:family="paragraph" style:parent-style-name="Focus3_7e_LT_7e_Gliederung_20_1" style:default-outline-level="">
      <style:paragraph-properties fo:margin-top="0mm" fo:margin-bottom="4mm" loext:contextual-spacing="false"/>
      <style:text-properties fo:color="#666666"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Focus3_7e_LT_7e_Gliederung_20_3" style:display-name="Focus3~LT~Gliederung 3" style:family="paragraph" style:parent-style-name="Focus3_7e_LT_7e_Gliederung_20_2" style:default-outline-level="">
      <style:paragraph-properties fo:margin-top="0mm" fo:margin-bottom="3mm" loext:contextual-spacing="false"/>
      <style:text-properties fo:color="#666666"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ocus3_7e_LT_7e_Gliederung_20_4" style:display-name="Focus3~LT~Gliederung 4" style:family="paragraph" style:parent-style-name="Focus3_7e_LT_7e_Gliederung_20_3" style:default-outline-level="">
      <style:paragraph-properties fo:margin-top="0mm" fo:margin-bottom="1.99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3_7e_LT_7e_Gliederung_20_5" style:display-name="Focus3~LT~Gliederung 5" style:family="paragraph" style:parent-style-name="Focus3_7e_LT_7e_Gliederung_20_4"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3_7e_LT_7e_Gliederung_20_6" style:display-name="Focus3~LT~Gliederung 6" style:family="paragraph" style:parent-style-name="Focus3_7e_LT_7e_Gliederung_20_5"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3_7e_LT_7e_Gliederung_20_7" style:display-name="Focus3~LT~Gliederung 7" style:family="paragraph" style:parent-style-name="Focus3_7e_LT_7e_Gliederung_20_6"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3_7e_LT_7e_Gliederung_20_8" style:display-name="Focus3~LT~Gliederung 8" style:family="paragraph" style:parent-style-name="Focus3_7e_LT_7e_Gliederung_20_7"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3_7e_LT_7e_Gliederung_20_9" style:display-name="Focus3~LT~Gliederung 9" style:family="paragraph" style:parent-style-name="Focus3_7e_LT_7e_Gliederung_20_8"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3_7e_LT_7e_Titel" style:display-name="Focus3~LT~Titel" style:family="paragraph" style:default-outline-level="">
      <style:paragraph-properties fo:text-align="center" style:justify-single-word="false"/>
      <style:text-properties fo:color="#333333" style:text-outline="false" style:text-line-through-style="none" style:text-line-through-type="none" style:font-name="DejaVu Sans1" fo:font-family="'DejaVu Sans'" style:font-family-generic="roman" style:font-pitch="variable" fo:font-size="40pt" fo:font-style="normal" fo:text-shadow="none" style:text-underline-style="none" fo:font-weight="normal" style:letter-kerning="true" style:font-name-asian="DejaVu Sans2" style:font-family-asian="'DejaVu Sans'" style:font-family-generic-asian="system" style:font-pitch-asian="variable" style:font-size-asian="40pt" style:font-style-asian="normal" style:font-weight-asian="normal" style:font-name-complex="DejaVu Sans2" style:font-family-complex="'DejaVu Sans'" style:font-family-generic-complex="system" style:font-pitch-complex="variable" style:font-size-complex="12pt" style:text-emphasize="none"/>
    </style:style>
    <style:style style:name="Focus3_7e_LT_7e_Untertitel" style:display-name="Focus3~LT~Untertitel" style:family="paragraph" style:default-outline-level="">
      <style:paragraph-properties fo:text-align="center" style:justify-single-word="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12pt" style:text-emphasize="none"/>
    </style:style>
    <style:style style:name="Focus3_7e_LT_7e_Notizen" style:display-name="Focus3~LT~Notizen" style:family="paragraph" style:default-outline-level="">
      <style:paragraph-properties fo:margin-left="6mm" fo:margin-right="0mm" fo:text-indent="-6m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12pt" style:text-emphasize="none"/>
    </style:style>
    <style:style style:name="Focus3_7e_LT_7e_Hintergrundobjekte" style:display-name="Focus3~LT~Hintergrundobjekte" style:family="paragraph" style:default-outline-level="">
      <style:text-properties fo:color="#dddddd" style:font-name="DejaVu Sans1" fo:font-family="'DejaVu Sans'" style:font-family-generic="roman" style:font-pitch="variable" fo:font-size="14pt" style:letter-kerning="true"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2pt"/>
    </style:style>
    <style:style style:name="Focus3_7e_LT_7e_Hintergrund" style:display-name="Focus3~LT~Hintergrund" style:family="paragraph" style:default-outline-level="">
      <style:text-properties style:font-name="Liberation Sans1" fo:font-family="'Liberation Sans'" style:font-family-generic="roman" style:font-pitch="variable" fo:font-size="12pt" style:letter-kerning="true" style:font-name-asian="DejaVu Sans2" style:font-family-asian="'DejaVu Sans'" style:font-family-generic-asian="system" style:font-pitch-asian="variable" style:font-size-asian="12pt" style:font-name-complex="DejaVu Sans2" style:font-family-complex="'DejaVu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6T10:37:16.516275056</meta:creation-date>
    <dc:date>2022-05-08T12:36:38.874758660</dc:date>
    <meta:editing-duration>PT8H13M12S</meta:editing-duration>
    <meta:editing-cycles>43</meta:editing-cycles>
    <meta:generator>LibreOffice/6.4.7.2$Linux_X86_64 LibreOffice_project/40$Build-2</meta:generator>
    <meta:document-statistic meta:table-count="0" meta:image-count="0" meta:object-count="0" meta:page-count="3" meta:paragraph-count="23" meta:word-count="857" meta:character-count="4928" meta:non-whitespace-character-count="4094"/>
  </office:meta>
</office:document-meta>
</file>